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Fira Code Medium" svg:font-family="'Fira Code Medium'" style:font-pitch="fixed"/>
    <style:font-face style:name="Fira Code SemiBold" svg:font-family="'Fira Code SemiBold'" style:font-adornments="Regular" style:font-pitch="fixed"/>
    <style:font-face style:name="Fira Code SemiBold1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svg:stroke-color="#611729" draw:marker-start-width="0.279cm" draw:marker-end-width="0.279cm" draw:fill="solid" draw:fill-color="#ff5429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</style:style>
    <style:style style:name="gr2" style:family="graphic" style:parent-style-name="standard">
      <style:graphic-properties svg:stroke-width="0.053cm" svg:stroke-color="#468a1a" draw:marker-start-width="0.279cm" draw:marker-end-width="0.279cm" draw:fill="solid" draw:fill-color="#bbe33d" draw:opacity="71%" draw:textarea-horizontal-align="justify" draw:textarea-vertical-align="middle" draw:auto-grow-height="false" fo:min-height="3.832cm" fo:min-width="2.832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468a1a" draw:marker-start-width="0.279cm" draw:marker-end-width="0.279cm" draw:fill="solid" draw:fill-color="#81d41a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solid" draw:fill-color="#5983b0" draw:opacity="71%" draw:textarea-horizontal-align="justify" draw:textarea-vertical-align="middle" draw:auto-grow-height="false" fo:min-height="2.18cm" fo:min-width="2.93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2a6099" draw:marker-start-width="0.279cm" draw:marker-end-width="0.279cm" draw:fill="solid" draw:fill-color="#2a6099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7" style:family="graphic" style:parent-style-name="standard">
      <style:graphic-properties svg:stroke-color="#5eb91e" draw:fill="solid" draw:fill-color="#ffffff" draw:textarea-horizontal-align="justify" draw:textarea-vertical-align="middle" draw:auto-grow-height="false" fo:min-height="0cm" fo:min-width="0cm" loext:decorative="false"/>
    </style:style>
    <style:style style:name="gr8" style:family="graphic" style:parent-style-name="objectwithoutfill">
      <style:graphic-properties svg:stroke-color="#81d41a" draw:fill="none" draw:textarea-vertical-align="middle" loext:decorative="false"/>
    </style:style>
    <style:style style:name="gr9" style:family="graphic" style:parent-style-name="objectwithoutfill">
      <style:graphic-properties svg:stroke-width="0.081cm" svg:stroke-color="#355269" draw:marker-start-width="0.321cm" draw:marker-end="Arrowheads_20_4" draw:marker-end-width="0.4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55215b" draw:marker-start-width="0.321cm" draw:marker-end="Arrowheads_20_4" draw:marker-end-width="0.4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5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4.574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4e102d" draw:marker-start-width="0.279cm" draw:marker-end-width="0.279cm" draw:fill="solid" draw:fill-color="#bf819e" draw:opacity="71%" draw:textarea-horizontal-align="justify" draw:textarea-vertical-align="middle" draw:auto-grow-height="false" fo:min-height="2.406cm" fo:min-width="2.906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3cm" svg:stroke-color="#4e102d" draw:marker-start-width="0.279cm" draw:marker-end-width="0.279cm" draw:fill="solid" draw:fill-color="#55308d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355269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svg:stroke-width="0.081cm" svg:stroke-color="#355269" draw:marker-start-width="0.321cm" draw:marker-end="Arrowheads_20_4" draw:marker-end-width="0.421cm" draw:fill="solid" draw:fill-color="#355269" draw:textarea-horizontal-align="center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svg:stroke-width="0.081cm" svg:stroke-color="#355269" draw:marker-start-width="0.321cm" draw:marker-end-width="0.321cm" draw:fill="solid" draw:fill-color="#355269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81cm" svg:stroke-color="#481d32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6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22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219cm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333333" draw:opacity="71%" draw:textarea-horizontal-align="justify" draw:textarea-vertical-align="middle" draw:auto-grow-height="false" fo:min-height="4.082cm" fo:min-width="2.832cm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111111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21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8.59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583cm" loext:decorative="false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solid" draw:fill-color="#dddddd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29" style:family="graphic" style:parent-style-name="standard">
      <style:graphic-properties svg:stroke-width="0.053cm" svg:stroke-color="#706e0c" draw:marker-start-width="0.279cm" draw:marker-end-width="0.279cm" draw:fill="solid" draw:fill-color="#e6e905" draw:opacity="71%" draw:textarea-horizontal-align="justify" draw:textarea-vertical-align="middle" draw:auto-grow-height="false" fo:min-height="6.582cm" fo:min-width="2.832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svg:stroke-width="0.053cm" svg:stroke-color="#706e0c" draw:marker-start-width="0.279cm" draw:marker-end-width="0.279cm" draw:fill="solid" draw:fill-color="#acb20c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31" style:family="graphic" style:parent-style-name="standard">
      <style:graphic-properties draw:stroke="none" svg:stroke-color="#706e0c" draw:fill="none" draw:fill-color="#ffffff" draw:auto-grow-height="true" draw:auto-grow-width="false" fo:min-height="7.37cm" loext:decorative="false"/>
      <style:paragraph-properties style:writing-mode="lr-tb"/>
    </style:style>
    <style:style style:name="gr32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33" style:family="graphic" style:parent-style-name="standard">
      <style:graphic-properties draw:stroke="none" svg:stroke-width="0.081cm" svg:stroke-color="#355269" draw:marker-start-width="0.321cm" draw:marker-end-width="0.321cm" draw:fill="solid" draw:fill-color="#000000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="none" svg:stroke-width="0.081cm" svg:stroke-color="#355269" draw:marker-start-width="0.321cm" draw:marker-end-width="0.321cm" draw:fill="solid" draw:fill-color="#706e0c" draw:textarea-horizontal-align="justify" draw:textarea-vertical-align="middle" draw:auto-grow-height="false" fo:min-height="0.208cm" fo:min-width="0cm" fo:padding-top="0.165cm" fo:padding-bottom="0.165cm" fo:padding-left="0.29cm" fo:padding-right="0.29cm" loext:decorative="false"/>
    </style:style>
    <style:style style:name="gr35" style:family="graphic" style:parent-style-name="objectwithoutfill">
      <style:graphic-properties svg:stroke-width="0.081cm" svg:stroke-color="#706e0c" draw:marker-start-width="0.321cm" draw:marker-end="Arrowheads_20_4" draw:marker-end-width="0.4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svg:stroke-width="0.053cm" svg:stroke-color="#611729" draw:marker-start-width="0.279cm" draw:marker-end-width="0.279cm" draw:fill="solid" draw:fill-color="#ff6d6d" draw:opacity="71%" draw:textarea-horizontal-align="justify" draw:textarea-vertical-align="middle" draw:auto-grow-height="false" fo:min-height="5.581cm" fo:min-width="2.832cm" fo:padding-top="0.151cm" fo:padding-bottom="0.151cm" fo:padding-left="0.276cm" fo:padding-right="0.276cm" loext:decorative="false"/>
    </style:style>
    <style:style style:name="gr37" style:family="graphic" style:parent-style-name="standard">
      <style:graphic-properties svg:stroke-width="0.053cm" svg:stroke-color="#611729" draw:marker-start-width="0.279cm" draw:marker-end-width="0.279cm" draw:fill="solid" draw:fill-color="#ff0000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38" style:family="graphic" style:parent-style-name="standard">
      <style:graphic-properties draw:stroke="none" svg:stroke-color="#611729" draw:fill="none" draw:fill-color="#ffffff" draw:auto-grow-height="true" draw:auto-grow-width="false" fo:min-height="3.354cm" loext:decorative="false"/>
      <style:paragraph-properties style:writing-mode="lr-tb"/>
    </style:style>
    <style:style style:name="gr39" style:family="graphic" style:parent-style-name="objectwithoutfill">
      <style:graphic-properties svg:stroke-width="0.081cm" svg:stroke-color="#f10d0c" draw:marker-start-width="0.321cm" draw:marker-end="Arrowheads_20_4" draw:marker-end-width="0.4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width="0.081cm" svg:stroke-color="#355269" draw:marker-start-width="0.321cm" draw:marker-end-width="0.321cm" draw:fill="solid" draw:fill-color="#f10d0c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41" style:family="graphic" style:parent-style-name="standard">
      <style:graphic-properties svg:stroke-width="0.053cm" svg:stroke-color="#0a1d0f" draw:marker-start-width="0.279cm" draw:marker-end-width="0.279cm" draw:fill="solid" draw:fill-color="#0e3825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</style:style>
    <style:style style:name="gr42" style:family="graphic" style:parent-style-name="standard">
      <style:graphic-properties svg:stroke-width="0.053cm" svg:stroke-color="#0a1d0f" draw:marker-start-width="0.279cm" draw:marker-end-width="0.279cm" draw:fill="solid" draw:fill-color="#396f53" draw:opacity="71%" draw:textarea-horizontal-align="justify" draw:textarea-vertical-align="middle" draw:auto-grow-height="false" fo:min-height="6.62cm" fo:min-width="4.792cm" fo:padding-top="0.151cm" fo:padding-bottom="0.151cm" fo:padding-left="0.276cm" fo:padding-right="0.276cm" loext:decorative="false"/>
    </style:style>
    <style:style style:name="gr43" style:family="graphic" style:parent-style-name="standard">
      <style:graphic-properties svg:stroke-width="0.053cm" svg:stroke-color="#0a1d0f" draw:marker-start-width="0.279cm" draw:marker-end-width="0.279cm" draw:fill="solid" draw:fill-color="#116246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44" style:family="graphic" style:parent-style-name="standard">
      <style:graphic-properties draw:stroke="none" svg:stroke-color="#0a1d0f" draw:fill="none" fo:min-height="3.473cm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611729" draw:marker-start-width="0.279cm" draw:marker-end-width="0.279cm" draw:fill="solid" draw:fill-color="#ff7b59" draw:opacity="71%" draw:textarea-horizontal-align="justify" draw:textarea-vertical-align="middle" draw:auto-grow-height="false" fo:min-height="4.081cm" fo:min-width="2.832cm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svg:stroke-width="0.053cm" svg:stroke-color="#611729" draw:marker-start-width="0.279cm" draw:marker-end-width="0.279cm" draw:fill="solid" draw:fill-color="#ff4000" draw:opacity="71%" draw:textarea-horizontal-align="justify" draw:textarea-vertical-align="middle" draw:auto-grow-height="false" fo:min-height="1.73cm" fo:min-width="2.98cm" fo:padding-top="0.151cm" fo:padding-bottom="0.151cm" fo:padding-left="0.276cm" fo:padding-right="0.276cm" draw:shadow="hidden" loext:decorative="false"/>
      <style:paragraph-properties style:writing-mode="lr-tb"/>
    </style:style>
    <style:style style:name="gr47" style:family="graphic" style:parent-style-name="standard">
      <style:graphic-properties draw:stroke="none" svg:stroke-color="#611729" draw:fill="none" draw:fill-color="#ffffff" draw:auto-grow-height="true" draw:auto-grow-width="false" fo:min-height="1.352cm" loext:decorative="false"/>
      <style:paragraph-properties style:writing-mode="lr-tb"/>
    </style:style>
    <style:style style:name="gr48" style:family="graphic" style:parent-style-name="objectwithoutfill">
      <style:graphic-properties svg:stroke-width="0.081cm" svg:stroke-color="#0a1d0f" draw:marker-start-width="0.321cm" draw:marker-end="Arrowheads_20_4" draw:marker-end-width="0.4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width="0.081cm" svg:stroke-color="#355269" draw:marker-start-width="0.321cm" draw:marker-end-width="0.321cm" draw:fill="solid" draw:fill-color="#0e3825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8.338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.709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0.612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438cm" loext:decorative="false"/>
      <style:paragraph-properties style:writing-mode="lr-tb"/>
    </style:style>
    <style:style style:name="gr54" style:family="graphic" style:parent-style-name="standard">
      <style:graphic-properties svg:stroke-width="0.035cm" svg:stroke-color="#650953" draw:marker-start-width="0.252cm" draw:marker-end-width="0.252cm" draw:fill="solid" draw:fill-color="#e0c2cd" draw:textarea-horizontal-align="justify" draw:textarea-vertical-align="middle" draw:auto-grow-height="false" fo:min-height="0.844cm" fo:min-width="4.344cm" fo:padding-top="0.142cm" fo:padding-bottom="0.142cm" fo:padding-left="0.267cm" fo:padding-right="0.267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53cm" svg:stroke-color="#355269" draw:marker-start-width="0.279cm" draw:marker-end-width="0.279cm" draw:textarea-horizontal-align="justify" draw:textarea-vertical-align="middle" draw:auto-grow-height="false" fo:min-height="0.878cm" fo:min-width="2.878cm" fo:padding-top="0.151cm" fo:padding-bottom="0.151cm" fo:padding-left="0.276cm" fo:padding-right="0.276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053cm" svg:stroke-color="#224b12" draw:marker-start-width="0.279cm" draw:marker-end-width="0.279cm" draw:fill="solid" draw:fill-color="#81d41a" draw:textarea-horizontal-align="justify" draw:textarea-vertical-align="middle" draw:auto-grow-height="false" fo:min-height="1.278cm" fo:min-width="4.028cm" fo:padding-top="0.151cm" fo:padding-bottom="0.151cm" fo:padding-left="0.276cm" fo:padding-right="0.276cm" style:writing-mode="lr-tb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cm" svg:stroke-color="#355269" draw:marker-end="Arrowheads_20_5" draw:marker-end-width="0.3cm" svg:stroke-linecap="butt" draw:fill="none" draw:textarea-vertical-align="middle" loext:decorative="false"/>
    </style:style>
    <style:style style:name="gr58" style:family="graphic" style:parent-style-name="objectwithoutfill">
      <style:graphic-properties draw:stroke="dash" draw:stroke-dash="Long_20_Dash" svg:stroke-width="0cm" svg:stroke-color="#ff0000" draw:marker-end="Arrowheads_20_5" draw:marker-end-width="0.3cm" svg:stroke-linecap="butt" draw:fill="none" draw:textarea-vertical-align="middle" loext:decorative="false"/>
    </style:style>
    <style:style style:name="gr59" style:family="graphic" style:parent-style-name="objectwithoutfill">
      <style:graphic-properties draw:stroke="dash" draw:stroke-dash="Long_20_Dash" svg:stroke-width="0cm" svg:stroke-color="#000000" draw:marker-end="Arrowheads_20_5" draw:marker-end-width="0.3cm" svg:stroke-linecap="butt" draw:fill="none" draw:textarea-vertical-align="middle" loext:decorative="false"/>
    </style:style>
    <style:style style:name="gr60" style:family="graphic" style:parent-style-name="objectwithoutfill">
      <style:graphic-properties draw:stroke="dash" draw:stroke-dash="Long_20_Dash" svg:stroke-width="0cm" svg:stroke-color="#800080" draw:marker-end="Arrowheads_20_5" draw:marker-end-width="0.3cm" svg:stroke-linecap="butt" draw:fill="none" draw:textarea-vertical-align="middle" loext:decorative="false"/>
    </style:style>
    <style:style style:name="gr61" style:family="graphic" style:parent-style-name="objectwithoutfill">
      <style:graphic-properties draw:stroke="dash" draw:stroke-dash="Long_20_Dash" svg:stroke-width="0cm" svg:stroke-color="#2a6099" draw:marker-end="Arrowheads_20_5" draw:marker-end-width="0.3cm" svg:stroke-linecap="butt" draw:fill="none" draw:textarea-vertical-align="middle" loext:decorative="false"/>
    </style:style>
    <style:style style:name="P1" style:family="paragraph">
      <loext:graphic-properties draw:fill="solid" draw:fill-color="#ff5429" draw:opacity="71%"/>
      <style:paragraph-properties fo:text-align="center"/>
      <style:text-properties fo:color="#000000" loext:opacity="100%" style:font-name="DejaVu Math TeX Gyre" fo:font-size="13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>
      <loext:graphic-properties draw:fill="solid" draw:fill-color="#bbe33d" draw:opacity="7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d41a" draw:opacity="71%"/>
      <style:paragraph-properties fo:text-align="center"/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>
      <loext:graphic-properties draw:fill="none" draw:fill-color="#ffffff"/>
      <style:text-properties fo:color="#28471f" loext:opacity="100%" style:font-name="Fira Code SemiBold1" fo:font-size="11pt" style:font-size-asian="11pt" style:font-size-complex="11pt"/>
    </style:style>
    <style:style style:name="P6" style:family="paragraph">
      <loext:graphic-properties draw:fill="solid" draw:fill-color="#5983b0" draw:opacity="71%"/>
      <style:paragraph-properties fo:text-align="center"/>
    </style:style>
    <style:style style:name="P7" style:family="paragraph">
      <loext:graphic-properties draw:fill="solid" draw:fill-color="#2a6099" draw:opacity="71%"/>
      <style:paragraph-properties fo:text-align="center"/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355269" loext:opacity="100%" style:font-name="Fira Code Medium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text-properties fo:color="#355269" loext:opacity="100%" style:font-name="Fira Code Medium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bf819e" draw:opacity="71%"/>
      <style:paragraph-properties fo:text-align="center"/>
    </style:style>
    <style:style style:name="P13" style:family="paragraph">
      <loext:graphic-properties draw:fill="solid" draw:fill-color="#55308d" draw:opacity="71%"/>
      <style:paragraph-properties fo:text-align="center"/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>
      <loext:graphic-properties draw:fill="solid" draw:fill-color="#355269"/>
      <style:paragraph-properties fo:text-align="center"/>
    </style:style>
    <style:style style:name="P15" style:family="paragraph">
      <loext:graphic-properties draw:fill="none" draw:fill-color="#ffffff"/>
      <style:text-properties fo:color="#55215b" loext:opacity="100%" style:font-name="Fira Code Medium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  <style:text-properties fo:color="#55215b" loext:opacity="100%" style:font-name="DejaVu Serif Condensed" fo:font-size="11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333333" draw:opacity="71%"/>
      <style:paragraph-properties fo:text-align="center"/>
      <style:text-properties fo:color="#ffffff" loext:opacity="100%"/>
    </style:style>
    <style:style style:name="P18" style:family="paragraph">
      <loext:graphic-properties draw:fill="solid" draw:fill-color="#111111" draw:opacity="71%"/>
      <style:paragraph-properties fo:text-align="center"/>
      <style:text-properties fo:color="#ffffff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>
      <loext:graphic-properties draw:fill="none" draw:fill-color="#ffffff"/>
      <style:text-properties fo:color="#355269" loext:opacity="100%" style:font-name="Fira Code Medium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color="#ffffff" loext:opacity="100%" style:font-name="Fira Code SemiBold1" fo:font-size="11pt" style:font-size-asian="11pt" style:font-size-complex="11pt"/>
    </style:style>
    <style:style style:name="P21" style:family="paragraph">
      <loext:graphic-properties draw:fill="solid" draw:fill-color="#dddddd" draw:opacity="71%"/>
      <style:paragraph-properties fo:text-align="center"/>
      <style:text-properties fo:color="#000000" loext:opacity="100%" style:font-name="DejaVu Math TeX Gyr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fo:color="#000000" loext:opacity="100%" style:text-line-through-style="solid" style:text-line-through-type="single" style:font-name="Fira Code SemiBold1" fo:font-size="11pt" style:font-size-asian="11pt" style:font-size-complex="11pt"/>
    </style:style>
    <style:style style:name="P24" style:family="paragraph">
      <loext:graphic-properties draw:fill="solid" draw:fill-color="#e6e905" draw:opacity="71%"/>
      <style:paragraph-properties fo:text-align="center"/>
    </style:style>
    <style:style style:name="P25" style:family="paragraph">
      <loext:graphic-properties draw:fill="solid" draw:fill-color="#acb20c" draw:opacity="71%"/>
      <style:paragraph-properties fo:text-align="center"/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6" style:family="paragraph">
      <loext:graphic-properties draw:fill="none" draw:fill-color="#ffffff"/>
      <style:text-properties fo:color="#706e0c" loext:opacity="100%" style:font-name="Fira Code SemiBold1" fo:font-size="11pt" style:font-size-asian="11pt" style:font-size-complex="11pt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solid" draw:fill-color="#706e0c"/>
      <style:paragraph-properties fo:text-align="center"/>
    </style:style>
    <style:style style:name="P29" style:family="paragraph">
      <loext:graphic-properties draw:fill="solid" draw:fill-color="#ff6d6d" draw:opacity="71%"/>
      <style:paragraph-properties fo:text-align="center"/>
    </style:style>
    <style:style style:name="P30" style:family="paragraph">
      <loext:graphic-properties draw:fill="solid" draw:fill-color="#ff0000" draw:opacity="71%"/>
      <style:paragraph-properties fo:text-align="center"/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 draw:fill-color="#ffffff"/>
      <style:paragraph-properties fo:margin-top="0.42cm" fo:margin-bottom="0.35cm"/>
      <style:text-properties fo:color="#611729" loext:opacity="100%" style:font-name="Fira Code SemiBold1" fo:font-size="10pt" style:font-size-asian="10pt" style:font-size-complex="10pt"/>
    </style:style>
    <style:style style:name="P33" style:family="paragraph">
      <loext:graphic-properties draw:fill="solid" draw:fill-color="#f10d0c"/>
      <style:paragraph-properties fo:text-align="center"/>
    </style:style>
    <style:style style:name="P34" style:family="paragraph">
      <loext:graphic-properties draw:fill="solid" draw:fill-color="#0e3825" draw:opacity="71%"/>
      <style:paragraph-properties fo:text-align="center"/>
      <style:text-properties fo:color="#000000" loext:opacity="100%" style:font-name="DejaVu Math TeX Gyre" fo:font-size="13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5" style:family="paragraph">
      <loext:graphic-properties draw:fill="solid" draw:fill-color="#396f53" draw:opacity="71%"/>
      <style:paragraph-properties fo:text-align="center"/>
    </style:style>
    <style:style style:name="P36" style:family="paragraph">
      <loext:graphic-properties draw:fill="solid" draw:fill-color="#116246" draw:opacity="71%"/>
      <style:paragraph-properties fo:text-align="center"/>
      <style:text-properties fo:color="#000000" loext:opacity="100%" style:font-name="DejaVu Math TeX Gyre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loext:graphic-properties draw:fill="none"/>
      <style:text-properties fo:color="#0a1d0f" loext:opacity="100%" fo:font-size="10pt" style:font-size-asian="10pt" style:font-size-complex="10pt"/>
    </style:style>
    <style:style style:name="P38" style:family="paragraph">
      <loext:graphic-properties draw:fill="solid" draw:fill-color="#ff7b59" draw:opacity="71%"/>
      <style:paragraph-properties fo:text-align="center"/>
    </style:style>
    <style:style style:name="P39" style:family="paragraph">
      <loext:graphic-properties draw:fill="solid" draw:fill-color="#ff4000" draw:opacity="71%"/>
      <style:paragraph-properties fo:text-align="center"/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loext:graphic-properties draw:fill="none" draw:fill-color="#ffffff"/>
      <style:text-properties fo:color="#000000" loext:opacity="100%" style:font-name="Fira Code SemiBold1" fo:font-size="11pt" style:font-size-asian="11pt" style:font-size-complex="11pt"/>
    </style:style>
    <style:style style:name="P41" style:family="paragraph">
      <loext:graphic-properties draw:fill="solid" draw:fill-color="#0e3825"/>
      <style:paragraph-properties fo:text-align="center"/>
    </style:style>
    <style:style style:name="P42" style:family="paragraph">
      <loext:graphic-properties draw:fill="none"/>
    </style:style>
    <style:style style:name="P43" style:family="paragraph">
      <loext:graphic-properties draw:fill="none"/>
      <style:text-properties fo:font-size="10pt" style:font-size-asian="10pt" style:font-size-complex="10pt"/>
    </style:style>
    <style:style style:name="P44" style:family="paragraph">
      <loext:graphic-properties draw:fill="none"/>
      <style:text-properties fo:color="#ff0000" loext:opacity="100%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style:paragraph-properties fo:text-align="center"/>
      <style:text-properties fo:color="#650953" loext:opacity="100%" style:font-name="Fira Code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>
      <loext:graphic-properties draw:fill="solid" draw:fill-color="#e0c2cd"/>
      <style:paragraph-properties fo:text-align="center" style:writing-mode="lr-tb"/>
      <style:text-properties fo:color="#650953" loext:opacity="100%" style:font-name="Fira Code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>
      <style:paragraph-properties fo:text-align="center"/>
      <style:text-properties fo:color="#07054c" loext:opacity="100%" style:font-name="Fira Code Medium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7054c" loext:opacity="100%" style:font-name="Fira Code Medium" fo:font-weight="bold" style:font-weight-asian="bold" style:font-weight-complex="bold"/>
    </style:style>
    <style:style style:name="P50" style:family="paragraph">
      <style:paragraph-properties fo:text-align="center"/>
      <style:text-properties fo:color="#224b12" loext:opacity="100%" style:font-name="Fira Code Medium" fo:font-weight="bold" style:font-weight-asian="bold" style:font-weight-complex="bold"/>
    </style:style>
    <style:style style:name="P51" style:family="paragraph">
      <loext:graphic-properties draw:fill="solid" draw:fill-color="#81d41a"/>
      <style:paragraph-properties fo:text-align="center" style:writing-mode="lr-tb"/>
      <style:text-properties fo:color="#224b12" loext:opacity="100%" style:font-name="Fira Code Medium" fo:font-weight="bold" style:font-weight-asian="bold" style:font-weight-complex="bold"/>
    </style:style>
    <style:style style:name="T1" style:family="text">
      <style:text-properties fo:color="#000000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28471f" loext:opacity="100%" style:font-name="Fira Code SemiBold1" fo:font-size="11pt" style:font-size-asian="11pt" style:font-size-complex="11pt"/>
    </style:style>
    <style:style style:name="T3" style:family="text">
      <style:text-properties fo:color="#355269" loext:opacity="100%" style:font-name="Fira Code Medium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355269" loext:opacity="100%" style:font-name="Fira Code Medium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55215b" loext:opacity="100%" style:font-name="Fira Code Medium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55215b" loext:opacity="100%" style:font-name="DejaVu Serif Condensed" fo:font-size="11pt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style:font-name="DejaVu Math TeX Gyr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355269" loext:opacity="100%" style:font-name="Fira Code Medium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bf0041" loext:opacity="100%" style:font-name="Fira Code Medium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style:font-name="Fira Code SemiBold1" fo:font-size="10pt" style:font-size-asian="10pt" style:font-size-complex="10pt"/>
    </style:style>
    <style:style style:name="T11" style:family="text">
      <style:text-properties fo:color="#000000" loext:opacity="100%" style:text-line-through-style="solid" style:text-line-through-type="single" style:font-name="Fira Code SemiBold1" fo:font-size="7pt" style:font-size-asian="7pt" style:font-size-complex="7pt"/>
    </style:style>
    <style:style style:name="T12" style:family="text">
      <style:text-properties fo:color="#706e0c" loext:opacity="100%" style:font-name="Fira Code SemiBold1" fo:font-size="11pt" style:font-size-asian="11pt" style:font-size-complex="11pt"/>
    </style:style>
    <style:style style:name="T13" style:family="text">
      <style:text-properties fo:color="#706e0c" loext:opacity="100%" style:text-line-through-style="none" style:text-line-through-type="none" style:font-name="Fira Code SemiBold1" fo:font-size="11pt" style:font-size-asian="11pt" style:font-size-complex="11pt"/>
    </style:style>
    <style:style style:name="T14" style:family="text">
      <style:text-properties fo:color="#611729" loext:opacity="100%" style:font-name="Fira Code SemiBold1" fo:font-size="11pt" style:font-size-asian="11pt" style:font-size-complex="11pt"/>
    </style:style>
    <style:style style:name="T15" style:family="text">
      <style:text-properties fo:color="#000000" loext:opacity="100%" style:font-name="DejaVu Math TeX Gyre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0a1d0f" loext:opacity="100%" style:font-name="Fira Code SemiBold1" fo:font-size="10pt" style:font-size-asian="10pt" style:font-size-complex="10pt"/>
    </style:style>
    <style:style style:name="T17" style:family="text">
      <style:text-properties fo:color="#0a1d0f" loext:opacity="100%" style:font-name="Fira Code SemiBold1" fo:font-size="11pt" style:font-size-asian="11pt" style:font-size-complex="11pt"/>
    </style:style>
    <style:style style:name="T18" style:family="text">
      <style:text-properties fo:color="#000000" loext:opacity="100%" style:font-name="Fira Code SemiBold1" fo:font-size="10pt" style:font-size-asian="10pt" style:font-size-complex="10pt"/>
    </style:style>
    <style:style style:name="T19" style:family="text">
      <style:text-properties fo:color="#000000" loext:opacity="100%" style:text-line-through-style="none" style:text-line-through-type="none" style:font-name="Fira Code SemiBold1" fo:font-size="10pt" style:font-size-asian="10pt" style:font-size-complex="10pt"/>
    </style:style>
    <style:style style:name="T20" style:family="text">
      <style:text-properties fo:color="#bf0041" loext:opacity="100%" style:font-name="Fira Code SemiBold1" fo:font-size="11pt" style:font-size-asian="11pt" style:font-size-complex="11pt"/>
    </style:style>
    <style:style style:name="T21" style:family="text">
      <style:text-properties fo:color="#ff0000" loext:opacity="100%" style:font-name="Fira Code SemiBold1" fo:font-size="10pt" style:font-size-asian="10pt" style:font-size-complex="10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Fira Code SemiBold1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font-name="Fira Code SemiBol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650953" loext:opacity="100%" style:font-name="Fira Code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07054c" loext:opacity="100%" style:font-name="Fira Code Medium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224b12" loext:opacity="100%" style:font-name="Fira Code Medium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75cm" svg:height="4.251cm" draw:transform="skewX (-0.0143116998663535) rotate (3.12274309766825) translate (7.49070173596371cm 21.3609526809574cm)" svg:viewBox="0 0 3751 4252" svg:d="M2742 0c1000-18 1005 860 1004 994-2 721 5 1808 5 2819 0 133-989 741-1991 251-1769-858-1677 246-1710 128-34-115-50-245-50-379 0-1012 3-1231 1-3035 0 0 241-731 741-740 1250-22 2000-38 2000-38z">
          <text:p/>
        </draw:path>
        <draw:custom-shape draw:style-name="gr2" draw:text-style-name="P2" draw:layer="layout" svg:width="3.75cm" svg:height="4.5cm" svg:x="3.75cm" svg:y="2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3" draw:text-style-name="P4" draw:layer="layout" svg:width="3.75cm" svg:height="2.101cm" draw:transform="rotate (0.00942477796076938) translate (3.74022970067976cm 2.31936590285916cm)" svg:viewBox="0 0 3751 2102" svg:d="M1010 0c-1000-9-1005 425-1005 491 3 356-5 894-5 1394 0 66 989 365 1991 124 1769-424 1677 121 1710 64 34-58 51-122 50-188 0-500-3-609-1-1501 0 0-240-360-740-365-1250-12-2000-19-2000-19z">
          <text:p text:style-name="P3"><text:span text:style-name="T1">MemObject</text:span></text:p>
        </draw:path>
        <draw:frame draw:style-name="gr4" draw:text-style-name="P5" draw:layer="layout" svg:width="3.5cm" svg:height="2cm" svg:x="3.75cm" svg:y="4.56cm">
          <draw:text-box>
            <text:p><text:span text:style-name="T2">+string name</text:span></text:p>
            <text:p><text:span text:style-name="T2">+bool iscricptobj</text:span></text:p>
          </draw:text-box>
        </draw:frame>
        <draw:custom-shape draw:style-name="gr5" draw:text-style-name="P6" draw:layer="layout" svg:width="3.75cm" svg:height="2.75cm" svg:x="9.75cm" svg:y="2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6" draw:text-style-name="P7" draw:layer="layout" svg:width="3.75cm" svg:height="2.143cm" draw:transform="rotate (0.00942477796076938) translate (9.7398320341382cm 2.27699602097117cm)" svg:viewBox="0 0 3751 2144" svg:d="M8 283c2 356-8 1144-8 1644 0 66 989 365 1991 125 1769-425 1677 121 1710 63 34-58 51-122 50-188 0-500-3-609-1-1501 0 0 12-607-1490-372-1234 194-1748-266-2252 229z">
          <text:p text:style-name="P3"><text:span text:style-name="T1">MyDirectory</text:span></text:p>
        </draw:path>
        <draw:custom-shape draw:style-name="gr7" draw:text-style-name="P8" draw:layer="layout" svg:width="0.471cm" svg:height="0.459cm" draw:transform="rotate (1.63554804204389) translate (7.542cm 4.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8" draw:text-style-name="P9" draw:layer="layout" svg:x1="8cm" svg:y1="4.31cm" svg:x2="9.75cm" svg:y2="4.31cm">
          <text:p/>
        </draw:line>
        <draw:path draw:style-name="gr9" draw:text-style-name="P9" draw:layer="layout" svg:width="1.052cm" svg:height="0.5cm" svg:x="13.5cm" svg:y="2.559cm" svg:viewBox="0 0 1053 501" svg:d="M500 501c1250 0 70-533-500-500">
          <text:p/>
        </draw:path>
        <draw:path draw:style-name="gr10" draw:text-style-name="P9" draw:layer="layout" svg:width="1.247cm" svg:height="1.58cm" svg:x="13.5cm" svg:y="4.729cm" svg:viewBox="0 0 1248 1581" svg:d="M750 81c1250-500-180 1467-750 1500">
          <text:p/>
        </draw:path>
        <draw:frame draw:style-name="gr11" draw:text-style-name="P10" draw:layer="layout" svg:width="5.004cm" svg:height="0.814cm" svg:x="14.5cm" svg:y="3.31cm">
          <draw:text-box>
            <text:p><text:span text:style-name="T3">+ ParentDir 0..1</text:span></text:p>
          </draw:text-box>
        </draw:frame>
        <draw:frame draw:style-name="gr12" draw:text-style-name="P11" draw:layer="layout" svg:width="5.074cm" svg:height="0.861cm" svg:x="14.5cm" svg:y="2.348cm">
          <draw:text-box>
            <text:p><text:span text:style-name="T4">+ Childdir 0..*</text:span></text:p>
          </draw:text-box>
        </draw:frame>
        <draw:custom-shape draw:style-name="gr13" draw:text-style-name="P12" draw:layer="layout" svg:width="3.75cm" svg:height="3cm" svg:x="9.75cm" svg:y="5.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14" draw:text-style-name="P13" draw:layer="layout" svg:width="3.758cm" svg:height="2.145cm" draw:transform="rotate (0.00942477796076938) translate (9.7398144469192cm 5.83513001433233cm)" svg:viewBox="0 0 3759 2146" svg:d="M8 285c2 356-8 1144-8 1644 0 66 989 365 1991 125 1769-425 1677 121 1710 63 34-58 51-122 50-188 0-500-3-609-1-1501 0 0 262-605-1990-377-1513 154-1248-261-1752 234z">
          <text:p text:style-name="P3"><text:span text:style-name="T1">File</text:span></text:p>
        </draw:path>
        <draw:custom-shape draw:style-name="gr15" draw:text-style-name="P8" draw:layer="layout" svg:width="0.75cm" svg:height="0.5cm" svg:x="13.5cm" svg:y="2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ath draw:style-name="gr16" draw:text-style-name="P14" draw:layer="layout" svg:width="1.247cm" svg:height="0.75cm" svg:x="13.252cm" svg:y="3.56cm" svg:viewBox="0 0 1248 751" svg:d="M750 751c1250 0-180-783-750-750">
          <text:p/>
        </draw:path>
        <draw:custom-shape draw:style-name="gr17" draw:text-style-name="P14" draw:layer="layout" svg:width="0.75cm" svg:height="0.5cm" svg:x="13.502cm" svg:y="4.0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8" draw:layer="layout" svg:width="0.75cm" svg:height="0.5cm" svg:x="13.5cm" svg:y="4.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ath draw:style-name="gr16" draw:text-style-name="P14" draw:layer="layout" svg:width="0.472cm" svg:height="1.499cm" svg:x="9.277cm" svg:y="4.81cm" svg:viewBox="0 0 473 1500" svg:d="M473 1500c-750-500-500-750 0-1500">
          <text:p/>
        </draw:path>
        <draw:custom-shape draw:style-name="gr17" draw:text-style-name="P14" draw:layer="layout" svg:width="0.83cm" svg:height="0.413cm" draw:transform="rotate (-0.743510261349585) translate (9.389cm 5.748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out" svg:width="0.502cm" svg:height="0.469cm" draw:transform="rotate (1.20218278877369) translate (7.44cm 6.1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8" draw:text-style-name="P9" draw:layer="layout" svg:x1="8cm" svg:y1="6.06cm" svg:x2="9.75cm" svg:y2="7.06cm">
          <text:p/>
        </draw:line>
        <draw:frame draw:style-name="gr19" draw:text-style-name="P10" draw:layer="layout" svg:width="4.16cm" svg:height="0.814cm" svg:x="9.496cm" svg:y="5.06cm">
          <draw:text-box>
            <text:p><text:span text:style-name="T3">+ ParentDir 1</text:span></text:p>
          </draw:text-box>
        </draw:frame>
        <draw:frame draw:style-name="gr20" draw:text-style-name="P15" draw:layer="layout" svg:width="4.722cm" svg:height="0.814cm" svg:x="14.496cm" svg:y="5.06cm">
          <draw:text-box>
            <text:p><text:span text:style-name="T5">+ ChildFil 0..*</text:span></text:p>
          </draw:text-box>
        </draw:frame>
        <draw:frame draw:style-name="gr21" draw:text-style-name="P16" draw:layer="layout" svg:width="3.719cm" svg:height="0.708cm" svg:x="9.75cm" svg:y="8.038cm">
          <draw:text-box>
            <text:p><text:span text:style-name="T6">+ string content</text:span></text:p>
          </draw:text-box>
        </draw:frame>
        <draw:custom-shape draw:style-name="gr22" draw:text-style-name="P17" draw:layer="layout" svg:width="3.75cm" svg:height="4.75cm" svg:x="3.5cm" svg:y="8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23" draw:text-style-name="P18" draw:layer="layout" svg:width="3.75cm" svg:height="1.777cm" draw:transform="skewX (-0.00331612557878923) rotate (0.00802851455917392) translate (3.48990503499837cm 8.31798004992911cm)" svg:viewBox="0 0 3751 1778" svg:d="M1010 0c-1000-8-1005 359-1005 415 3 301-5 757-5 1180 0 56 989 309 1991 105 1769-359 1677 103 1710 54 34-49 50-103 50-159 0-423-3-515 0-1270 0 0-241-305-741-309-1250-10-2000-16-2000-16z">
          <text:p text:style-name="P3"><text:span text:style-name="T7">Computer</text:span></text:p>
        </draw:path>
        <draw:path draw:style-name="gr9" draw:text-style-name="P9" draw:layer="layout" svg:width="2.497cm" svg:height="5.894cm" svg:x="7.252cm" svg:y="3.415cm" svg:viewBox="0 0 2498 5895" svg:d="M0 5895c1250-500 1748-6581 2498-5831">
          <text:p/>
        </draw:path>
        <draw:frame draw:style-name="gr24" draw:text-style-name="P19" draw:layer="layout" svg:width="5.712cm" svg:height="0.772cm" svg:x="2.25cm" svg:y="7.288cm">
          <draw:text-box>
            <text:p><text:span text:style-name="T8">+ CurrentDirectory 1</text:span></text:p>
          </draw:text-box>
        </draw:frame>
        <draw:path draw:style-name="gr9" draw:text-style-name="P9" draw:layer="layout" svg:width="2.497cm" svg:height="7.65cm" svg:x="7.252cm" svg:y="2.804cm" svg:viewBox="0 0 2498 7651" svg:d="M0 7651c1250-500 748-7895 2498-7645">
          <text:p/>
        </draw:path>
        <draw:frame draw:style-name="gr25" draw:text-style-name="P19" draw:layer="layout" svg:width="9.099cm" svg:height="0.772cm" svg:x="8cm" svg:y="9.288cm">
          <draw:text-box>
            <text:p><text:span text:style-name="T8">+ </text:span><text:span text:style-name="T9">static</text:span><text:span text:style-name="T8"> CreatedDirectories 0..* </text:span></text:p>
          </draw:text-box>
        </draw:frame>
        <draw:frame draw:style-name="gr26" draw:text-style-name="P20" draw:layer="layout" svg:width="4cm" svg:height="1.833cm" svg:x="3.5cm" svg:y="10.25cm">
          <draw:text-box>
            <text:p><text:span text:style-name="T10">+string username</text:span></text:p>
            <text:p><text:span text:style-name="T10">+string cmpname</text:span></text:p>
          </draw:text-box>
        </draw:frame>
        <draw:path draw:style-name="gr27" draw:text-style-name="P21" draw:layer="layout" svg:width="3.75cm" svg:height="1.542cm" draw:transform="skewX (0.00802851455917392) rotate (3.13548400120781) translate (7.24168339140099cm 13.0768459804214cm)" svg:viewBox="0 0 3751 1543" svg:d="M2742 0c1000-6 1005 276 1004 319-2 232 6 581 5 906 0 43-986 438-1988 281-1769-276-1680-121-1713-159-34-37-50-79-50-122 1-325 3-395 1-975 0 0 241-235 741-238 1250-7 2000-12 2000-12z">
          <text:p/>
        </draw:path>
        <draw:frame draw:style-name="gr28" draw:text-style-name="P23" draw:layer="layout" svg:width="4.5cm" svg:height="1.75cm" svg:x="3.5cm" svg:y="11.56cm">
          <draw:text-box>
            <text:p text:style-name="P22"><text:span text:style-name="T11">+bool checkIfCreated</text:span></text:p>
            <text:p text:style-name="P22"><text:span text:style-name="T11">(string DirectoryName)</text:span></text:p>
            <text:p text:style-name="P22"><text:span text:style-name="T11">+bool checkIfCreated</text:span></text:p>
            <text:p text:style-name="P22"><text:span text:style-name="T11">(string DirectoryName)</text:span></text:p>
          </draw:text-box>
        </draw:frame>
        <draw:custom-shape draw:style-name="gr29" draw:text-style-name="P24" draw:layer="layout" svg:width="3.75cm" svg:height="7.25cm" svg:x="13.732cm" svg:y="10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30" draw:text-style-name="P25" draw:layer="layout" svg:width="3.75cm" svg:height="2.101cm" draw:transform="rotate (0.00942477796076938) translate (13.7312297006798cm 10.8193659028592cm)" svg:viewBox="0 0 3751 2102" svg:d="M1010 0c-1000-9-1005 425-1005 491 3 356-5 894-5 1394 0 66 989 365 1991 124 1769-424 1677 121 1710 64 34-58 51-122 50-188 0-500-3-609-1-1501 0 0-240-360-740-365-1250-12-2000-19-2000-19z">
          <text:p text:style-name="P3"><text:span text:style-name="T1">Command</text:span></text:p>
        </draw:path>
        <draw:frame draw:style-name="gr31" draw:text-style-name="P26" draw:layer="layout" svg:width="4cm" svg:height="7.62cm" svg:x="13.75cm" svg:y="13.13cm">
          <draw:text-box>
            <text:p><text:span text:style-name="T12">+string name</text:span></text:p>
            <text:p><text:span text:style-name="T12">+string desciption</text:span></text:p>
            <text:p><text:span text:style-name="T13">+map&lt;string, SafetyStatus&gt; availableFlags</text:span><text:span text:style-name="T12">+ function&lt;void&gt; execute(vector&lt;string&gt; args)</text:span></text:p>
          </draw:text-box>
        </draw:frame>
        <draw:path draw:style-name="gr32" draw:text-style-name="P9" draw:layer="layout" svg:width="1.011cm" svg:height="4.999cm" svg:x="7.25cm" svg:y="11.31cm" svg:viewBox="0 0 1012 5000" svg:d="M500 5000c750-750 750-4000-500-5000">
          <text:p/>
        </draw:path>
        <draw:custom-shape draw:style-name="gr17" draw:text-style-name="P14" draw:layer="layout" svg:width="0.83cm" svg:height="0.413cm" draw:transform="rotate (-0.743510261349585) translate (7.389cm 9.8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0.83cm" svg:height="0.413cm" draw:transform="rotate (-0.743510261349585) translate (7.39cm 9.8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0.83cm" svg:height="0.413cm" draw:transform="rotate (-0.743510261349585) translate (7.139cm 8.694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0.83cm" svg:height="0.597cm" draw:transform="rotate (-2.03871909925458) translate (8.25cm 16.07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8" draw:layer="layout" svg:width="0.83cm" svg:height="1.076cm" draw:transform="rotate (-1.72508343267119) translate (8.691cm 16.726cm)">
          <text:p/>
          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
        </draw:custom-shape>
        <draw:path draw:style-name="gr35" draw:text-style-name="P9" draw:layer="layout" svg:width="5.749cm" svg:height="1.499cm" svg:x="8cm" svg:y="15.56cm" svg:viewBox="0 0 5750 1500" svg:d="M0 1500c3000 0 3250-1500 5750-1500">
          <text:p/>
        </draw:path>
        <draw:custom-shape draw:style-name="gr36" draw:text-style-name="P29" draw:layer="layout" svg:width="3.75cm" svg:height="6.249cm" svg:x="3.75cm" svg:y="15.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37" draw:text-style-name="P30" draw:layer="layout" svg:width="3.75cm" svg:height="1.75cm" draw:transform="skewX (-0.00401425727958696) rotate (0.00767944870877505) translate (3.74862672933919cm 15.0676384387999cm)" svg:viewBox="0 0 3751 1751" svg:d="M1011 0c-1000-7-1006 354-1006 409 3 297-5 745-5 1162 0 55 989 304 1991 103 1769-354 1677 100 1710 53 34-48 51-102 50-157 0-416-3-507-1-1250 0 0-239-300-739-304-1250-10-2000-16-2000-16z">
          <text:p text:style-name="P3"><text:span text:style-name="T1">Parser</text:span></text:p>
        </draw:path>
        <draw:frame draw:style-name="gr38" draw:text-style-name="P32" draw:layer="layout" svg:width="4.75cm" svg:height="3.604cm" svg:x="3.75cm" svg:y="17.456cm">
          <draw:text-box>
            <text:p text:style-name="P31"><text:span text:style-name="T14">+string eval_cmd(string cmdname, vector&lt;string&gt; args, vector&lt;string&gt; flags)</text:span></text:p>
          </draw:text-box>
        </draw:frame>
        <draw:path draw:style-name="gr39" draw:text-style-name="P9" draw:layer="layout" svg:width="4.999cm" svg:height="1.999cm" svg:x="7.75cm" svg:y="17.56cm" svg:viewBox="0 0 5000 2000" svg:d="M5000 2000c-500-750-3750-1000-5000-2000">
          <text:p/>
        </draw:path>
        <draw:custom-shape draw:style-name="gr40" draw:text-style-name="P33" draw:layer="layout" svg:width="0.83cm" svg:height="0.597cm" draw:transform="rotate (-0.743510261349585) translate (12.654cm 19.06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ath draw:style-name="gr41" draw:text-style-name="P34" draw:layer="layout" svg:width="6.151cm" svg:height="4.991cm" draw:transform="skewX (0.0127409035395586) rotate (3.13670573168421) translate (18.2328399410962cm 27.3331513407239cm)" svg:viewBox="0 0 6152 4992" svg:d="M4733 0c2490-12 838 4996 1338 4992-1000 7-1022-1243-3491-296-2728 638-2483-1126-2535-1173-55-48-44-2446-44-2500 0-406-18-1000 1251-1006 1965-10 3232-16 3481-17z">
          <text:p/>
        </draw:path>
        <draw:custom-shape draw:style-name="gr42" draw:text-style-name="P35" draw:layer="layout" svg:width="5.922cm" svg:height="7.5cm" svg:x="12.25cm" svg:y="19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43" draw:text-style-name="P36" draw:layer="layout" svg:width="5.957cm" svg:height="2.079cm" draw:transform="skewX (-0.00907571211037051) rotate (0.00593411945678072) translate (12.223877437937cm 19.8197672628474cm)" svg:viewBox="0 0 5958 2080" svg:d="M1671 0c-1579-9-1587 425-1587 491 5 356-83 749-84 1249 0 66 1637 510 3220 269 2793-424 2647 121 2700 65 53-59 87-798-152-1549 0 0-150-500-939-506-1974-12-3158-19-3158-19z">
          <text:p text:style-name="P3"><text:span text:style-name="T15">Lexer</text:span></text:p>
        </draw:path>
        <draw:frame draw:style-name="gr44" draw:text-style-name="P37" draw:layer="layout" svg:width="6.75cm" svg:height="3.723cm" svg:x="12.25cm" svg:y="23.06cm">
          <draw:text-box>
            <text:p text:style-name="P31"><text:span text:style-name="T16">+void tokenizeRec(int idx, vector&lt;string&gt;&amp; tokens, commandLine currentCommandLineStatus, int tokensSize)</text:span></text:p>
            <text:p text:style-name="P31"><text:span text:style-name="T16">+void tokenizeInit(string scriptline)</text:span></text:p>
          </draw:text-box>
        </draw:frame>
        <draw:path draw:style-name="gr1" draw:text-style-name="P1" draw:layer="layout" svg:width="3.75cm" svg:height="2.607cm" draw:transform="skewX (-0.00418879020478639) rotate (3.13007348052663) translate (11.4918610170895cm 26.5911342424911cm)" svg:viewBox="0 0 3751 2608" svg:d="M2742 0c1000-11 1005 527 1004 609-2 443 5 1109 5 1730 0 82-989 454-1991 154-1769-527-1677 151-1710 78-34-71-50-151-50-233 0-620 3-754 1-1861 0 0 241-449 741-454 1250-13 2000-23 2000-23z">
          <text:p/>
        </draw:path>
        <draw:custom-shape draw:style-name="gr45" draw:text-style-name="P38" draw:layer="layout" svg:width="3.75cm" svg:height="4.749cm" svg:x="7.75cm" svg:y="21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46" draw:text-style-name="P39" draw:layer="layout" svg:width="3.75cm" svg:height="1.33cm" draw:transform="skewX (-0.00907571211037051) rotate (0.00593411945678072) translate (7.74907724521049cm 21.8158983326817cm)" svg:viewBox="0 0 3751 1331" svg:d="M1010 0c-1000-6-1005 269-1005 311 3 225-5 566-5 883 0 42 989 231 1991 78 1769-268 1677 77 1710 41 34-37 51-78 50-119 0-317-3-386-1-951 0 0-240-228-740-231-1250-8-2000-12-2000-12z">
          <text:p text:style-name="P3"><text:span text:style-name="T1">Console/GUI</text:span></text:p>
        </draw:path>
        <draw:frame draw:style-name="gr47" draw:text-style-name="P40" draw:layer="layout" svg:width="3.75cm" svg:height="1.602cm" svg:x="8cm" svg:y="24.458cm">
          <draw:text-box>
            <text:p><text:span text:style-name="T17">+run_scan</text:span><text:span text:style-name="T18">()</text:span></text:p>
            <text:p><text:span text:style-name="T18">+run_learn()</text:span></text:p>
            <text:p><text:span text:style-name="T19">+init()</text:span></text:p>
          </draw:text-box>
        </draw:frame>
        <draw:path draw:style-name="gr48" draw:text-style-name="P9" draw:layer="layout" svg:width="2.001cm" svg:height="1.321cm" svg:x="9.998cm" svg:y="20.488cm" svg:viewBox="0 0 2002 1322" svg:d="M2 1322c-33-900 427-1544 2000-1250">
          <text:p/>
        </draw:path>
        <draw:custom-shape draw:style-name="gr49" draw:text-style-name="P41" draw:layer="layout" svg:width="0.83cm" svg:height="0.597cm" draw:transform="rotate (-0.743510261349585) translate (9.904cm 21.05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19" draw:layer="layout" svg:width="8.838cm" svg:height="0.772cm" svg:x="7.912cm" svg:y="10.06cm">
          <draw:text-box>
            <text:p><text:span text:style-name="T8">+ </text:span><text:span text:style-name="T9">static</text:span><text:span text:style-name="T8"> CreatedFiles 0..*</text:span></text:p>
          </draw:text-box>
        </draw:frame>
        <draw:frame draw:style-name="gr51" draw:text-style-name="P42" draw:layer="layout" svg:width="7.811cm" svg:height="1.959cm" draw:transform="rotate (0.398633201155505) translate (8.75cm 15.842cm)">
          <draw:text-box>
            <text:p><text:span text:style-name="T12">+ </text:span><text:span text:style-name="T20">static</text:span><text:span text:style-name="T12"> avaiable</text:span></text:p>
            <text:p><text:span text:style-name="T12"><text:s/>Commands 0..?</text:span></text:p>
          </draw:text-box>
        </draw:frame>
        <draw:frame draw:style-name="gr52" draw:text-style-name="P43" draw:layer="layout" svg:width="3.826cm" svg:height="0.862cm" svg:x="8.25cm" svg:y="13.448cm">
          <draw:text-box>
            <text:p><text:span text:style-name="T18">+computer</text:span></text:p>
          </draw:text-box>
        </draw:frame>
        <draw:frame draw:style-name="gr53" draw:text-style-name="P44" draw:layer="layout" svg:width="2.448cm" svg:height="0.688cm" svg:x="10cm" svg:y="17.81cm">
          <draw:text-box>
            <text:p><text:span text:style-name="T21">+parser</text:span></text:p>
          </draw:text-box>
        </draw:frame>
        <draw:frame draw:style-name="gr52" draw:text-style-name="P43" draw:layer="layout" svg:width="3.826cm" svg:height="0.862cm" svg:x="8.424cm" svg:y="19.448cm">
          <draw:text-box>
            <text:p text:style-name="P45"><text:span text:style-name="T22">+l</text:span><text:span text:style-name="T23">exer</text:span></text:p>
          </draw:text-box>
        </draw:frame>
        <draw:custom-shape draw:style-name="gr54" draw:text-style-name="P47" draw:layer="layout" svg:width="5cm" svg:height="1.25cm" svg:x="14cm" svg:y="7cm">
          <text:p text:style-name="P46"><text:span text:style-name="T24">+givePath()</text:span></text:p>
          <text:p text:style-name="P46"><text:span text:style-name="T24">+giveCont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49" draw:layer="layout" svg:width="3.5cm" svg:height="1.25cm" svg:x="10cm" svg:y="0.75cm">
          <text:p text:style-name="P48"><text:span text:style-name="T25">+give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1" draw:layer="layout" svg:width="4.75cm" svg:height="1.75cm" svg:x="3cm" svg:y="0.25cm">
          <text:p text:style-name="P50"><text:span text:style-name="T26">+giveObjName()</text:span></text:p>
          <text:p text:style-name="P50"><text:span text:style-name="T26">+changeName(string newName)</text:span></text:p>
          <text:p text:style-name="P50"><text:span text:style-name="T26">+giveAccessInfo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57" draw:text-style-name="P9" draw:layer="layout" svg:x1="10.75cm" svg:y1="21.5cm" svg:x2="12cm" svg:y2="20.75cm">
          <text:p/>
        </draw:line>
        <draw:line draw:style-name="gr58" draw:text-style-name="P9" draw:layer="layout" svg:x1="12.25cm" svg:y1="19.75cm" svg:x2="7.75cm" svg:y2="18cm">
          <text:p/>
        </draw:line>
        <draw:line draw:style-name="gr59" draw:text-style-name="P9" draw:layer="layout" svg:x1="5cm" svg:y1="14.75cm" svg:x2="5cm" svg:y2="13.25cm">
          <text:p/>
        </draw:line>
        <draw:line draw:style-name="gr59" draw:text-style-name="P9" draw:layer="layout" svg:x1="13.5cm" svg:y1="12.75cm" svg:x2="7.25cm" svg:y2="11cm">
          <text:p/>
        </draw:line>
        <draw:path draw:style-name="gr60" draw:text-style-name="P9" draw:layer="layout" svg:width="3.152cm" svg:height="1.999cm" svg:x="13.75cm" svg:y="8.5cm" svg:viewBox="0 0 3153 2000" svg:d="M2750 2000c1500-1750-1583-1833-2750-2000">
          <text:p/>
        </draw:path>
        <draw:path draw:style-name="gr61" draw:text-style-name="P9" draw:layer="layout" svg:width="6.154cm" svg:height="5.249cm" svg:x="13.5cm" svg:y="5.25cm" svg:viewBox="0 0 6155 5250" svg:d="M4000 5250c6000-5000-2250-3250-4000-525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Fira Code Medium" svg:font-family="'Fira Code Medium'" style:font-pitch="fixed"/>
    <style:font-face style:name="Fira Code SemiBold" svg:font-family="'Fira Code SemiBold'" style:font-adornments="Regular" style:font-pitch="fixed"/>
    <style:font-face style:name="Fira Code SemiBold1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15:39:58.793472307</meta:creation-date>
    <dc:date>2025-05-29T09:20:26.769853924</dc:date>
    <meta:editing-duration>PT1H2M</meta:editing-duration>
    <meta:editing-cycles>6</meta:editing-cycles>
    <meta:generator>LibreOffice/25.2.3.2$Linux_X86_64 LibreOffice_project/520$Build-2</meta:generator>
    <meta:document-statistic meta:object-count="73"/>
  </office:meta>
</office:document-meta>
</file>